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16cm"/>
    </style:style>
    <style:style style:name="gr4" style:family="graphic" style:parent-style-name="standard">
      <style:graphic-properties draw:stroke="none" svg:stroke-color="#000000" draw:fill="none" draw:fill-color="#ffffff" fo:min-height="3.429cm"/>
    </style:style>
    <style:style style:name="gr5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37cm" svg:height="3.048cm" svg:x="1.254cm" svg:y="7.14cm">
          <text:p text:style-name="P1">Your Data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3" draw:id="id3" draw:layer="layout" svg:width="3.937cm" svg:height="2.921cm" svg:x="16.473cm" svg:y="7.267cm">
          <text:p text:style-name="P1">FLR Objec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3.937cm" svg:height="3.048cm" svg:x="8.415cm" svg:y="11.022cm">
          <text:p text:style-name="P1">R Object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" draw:text-style-name="P1" draw:layer="layout" svg:x1="3.223cm" svg:y1="10.188cm" svg:x2="8.808cm" svg:y2="12.546cm" draw:start-shape="id1" draw:start-glue-point="8" draw:end-shape="id2" draw:end-glue-point="6" svg:d="m3223 10188v2358h5585" svg:viewBox="0 0 5586 2359">
          <text:p/>
        </draw:connector>
        <draw:connector draw:style-name="gr2" draw:text-style-name="P1" draw:layer="layout" draw:line-skew="-1.531cm" svg:x1="3.616cm" svg:y1="7.14cm" svg:x2="18.442cm" svg:y2="7.267cm" draw:start-shape="id1" draw:start-glue-point="4" draw:end-shape="id3" draw:end-glue-point="5" svg:d="m3616 7140v-2032h14826v2159" svg:viewBox="0 0 14827 2160">
          <text:p/>
        </draw:connector>
        <draw:connector draw:style-name="gr2" draw:text-style-name="P1" draw:layer="layout" svg:x1="11.951cm" svg:y1="12.546cm" svg:x2="18.04cm" svg:y2="10.188cm" draw:start-shape="id2" draw:start-glue-point="9" draw:end-shape="id3" draw:end-glue-point="7" svg:d="m11951 12546h6089v-2358" svg:viewBox="0 0 6090 2359">
          <text:p/>
        </draw:connector>
        <draw:frame draw:style-name="gr3" draw:text-style-name="P1" draw:layer="layout" svg:width="11.43cm" svg:height="1.266cm" svg:x="5.699cm" svg:y="3.767cm">
          <draw:text-box>
            <text:p text:style-name="P1">Dedicated FLR import methods</text:p>
          </draw:text-box>
        </draw:frame>
        <draw:frame draw:style-name="gr4" draw:layer="layout" svg:width="4.699cm" svg:height="3.679cm" svg:x="3.286cm" svg:y="12.911cm">
          <draw:text-box>
            <text:p>Standard R import methods</text:p>
          </draw:text-box>
        </draw:frame>
        <draw:frame draw:style-name="gr5" draw:layer="layout" svg:width="5.461cm" svg:height="2.536cm" svg:x="12.43cm" svg:y="13.165cm">
          <draw:text-box>
            <text:p>FLR construct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nlay Scott</meta:initial-creator>
    <meta:creation-date>2013-03-15T15:49:47</meta:creation-date>
    <dc:date>2013-03-15T16:02:30</dc:date>
    <dc:creator>Finlay Scott</dc:creator>
    <meta:editing-duration>PT5M31S</meta:editing-duration>
    <meta:editing-cycles>3</meta:editing-cycles>
    <meta:generator>LibreOffice/3.5$Linux_X86_64 LibreOffice_project/350m1$Build-2</meta:generator>
    <meta:document-statistic meta:object-count="9"/>
  </office:meta>
</office:document-meta>
</file>